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8*"/>
    </style:style>
    <style:style style:name="Table1.B" style:family="table-column">
      <style:table-column-properties style:column-width="23.229cm" style:rel-column-width="5495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Our_20_code">
      <style:paragraph-properties fo:margin-top="0cm" fo:margin-bottom="0.212cm"/>
      <style:text-properties style:font-name="Cambria"/>
    </style:style>
    <style:style style:name="P3" style:family="paragraph" style:parent-style-name="Our_20_code">
      <style:paragraph-properties fo:margin-top="0cm" fo:margin-bottom="0.212cm"/>
      <style:text-properties style:font-name="Cambria" fo:language="ru" fo:country="RU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Standard">
      <style:text-properties style:font-name="Cambria"/>
    </style:style>
    <style:style style:name="P8" style:family="paragraph" style:parent-style-name="Text_20_body">
      <style:text-properties style:font-name="Cambria"/>
    </style:style>
    <style:style style:name="P9" style:family="paragraph" style:parent-style-name="Text_20_body"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3071.png" xlink:type="simple" xlink:show="embed" xlink:actuate="onLoad"/></draw:frame></text:p>
          </table:table-cell>
          <table:table-cell table:style-name="Table1.B1" office:value-type="string">
            <text:h text:style-name="P4" text:outline-level="1">Коэффициенты линейного уравнен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9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cm" svg:height="3.47cm" draw:z-index="1"><draw:image xlink:href="../images/3071s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2" office:value-type="string">
            <text:p text:style-name="P6">на схем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используется совместно с блоками «Номер линейного уравнения» и «Результаты СЛАУ».</text:p>
            <text:p text:style-name="P9">Блок задаёт <text:span text:style-name="T4">коэффициенты</text:span> (матрица А системы) и <text:span text:style-name="T4">значения</text:span> правых частей (вектор В) для указанных на первом входе уравнений (номеров уравнений).</text:p>
            <text:p text:style-name="P9">На <text:span text:style-name="T5">первый</text:span> вход данного блока задается вектор номеров строк (номеров уравнений) системы линейных уравнений с именем &lt;solvername&gt;, которые формируются при помощи блоков «Номер линейного уравнения». </text:p>
            <text:p text:style-name="P9">На <text:span text:style-name="T5">второй</text:span> вход данного блока подаётся вектор номеров столбцов, формирующийся по следующему правилу:</text:p>
            <text:p text:style-name="P2">[&lt;№ столбца 1 строки 1&gt; . . . &lt;№ столбца 1 строки N&gt;,</text:p>
            <text:p text:style-name="P2"> &lt;№ столбца 2 строки 1&gt; . . . &lt;№ столбца 2 строки N<text:span text:style-name="T6">&gt;,</text:span></text:p>
            <text:p text:style-name="P2"> &lt;№ столбца M строки 1&gt; . . . &lt;№ столбца M строки N&gt;]</text:p>
            <text:p text:style-name="P9">где:</text:p>
            <text:p text:style-name="P9">N – количество уравнений, определяемое размерностью вектора номеров строк на первом входе блока;</text:p>
            <text:p text:style-name="P9">M – количество заполненных столбцов для каждой из строк, задаваемых вектором номеров строк на первом входе блока.</text:p>
            <text:p text:style-name="P9">На <text:span text:style-name="T5">третий</text:span> вход блока подаётся вектор коэффициентов СЛАУ, задаваемых по следующему правилу:</text:p>
            <text:p text:style-name="P2">[&lt;<text:span text:style-name="T1">Коэф-т</text:span><text:span text:style-name="T6"> </text:span>столбца 1 строки 1&gt; . . . &lt;<text:span text:style-name="T1">Коэф-т</text:span> столбца 1 строки N&gt;,</text:p>
            <text:p text:style-name="P2"> &lt;<text:span text:style-name="T1">Коэф-т</text:span> столбца 2 строки 1&gt; . . . &lt;<text:span text:style-name="T1">Коэф-т</text:span> столбца 2 строки N<text:span text:style-name="T6">&gt;,</text:span></text:p>
            <text:p text:style-name="P3"> &lt;Коэф-т столбца M строки 1&gt; . . . &lt;Коэф-т столбца M строки N&gt;]</text:p>
            <text:p text:style-name="P9">На <text:span text:style-name="T5">четвёртом</text:span> входе блока задаётся вектор правых частей СЛАУ, для строк, задаваемых вектором номеров строк на первом входе блока. </text:p>
            <text:p text:style-name="P9">Блок задания коэффициентов принципиально позволяет переключать номера заполненных столбцов разреженной матрицы в процессе расчёта, за счёт чего возможна реализация переконфигурируемых сетей. При совпадении номеров столбцов для одного номера строки производится суммирование соответсвующих матричных коэффициентов – это позволяет корректно анализировать параллельные цепи для узловых задач.</text:p>
            <text:p text:style-name="P8"><text:span text:style-name="T3">Свойство</text:span>:</text:p>
            <text:list xml:id="list8314003947058371997" text:style-name="L1">
              <text:list-item>
                <text:p text:style-name="P10">Имя решателя СЛАУ — имя решателя (строка), который обрабатывает (решает) СЛАУ<text:span text:style-name="T1">. Должно быть </text:span><text:span text:style-name="T2">одинаковым</text:span><text:span text:style-name="T1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ы линейного уравнения</dc:title>
    <dc:date>2014-12-11T13:50:54.44</dc:date>
    <meta:generator>OpenOffice/4.1.1$Win32 OpenOffice.org_project/411m6$Build-9775</meta:generator>
    <meta:editing-duration>PT4H1M39S</meta:editing-duration>
    <meta:editing-cycles>67</meta:editing-cycles>
    <meta:document-statistic meta:table-count="1" meta:image-count="2" meta:object-count="0" meta:page-count="1" meta:paragraph-count="24" meta:word-count="294" meta:character-count="1999"/>
  </office:meta>
</office:document-meta>
</file>